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79ad1" officeooo:paragraph-rsid="00179ad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d704" officeooo:paragraph-rsid="0013d704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20a41a" officeooo:paragraph-rsid="0020a41a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officeooo:rsid="0020a41a" officeooo:paragraph-rsid="0020a41a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officeooo:rsid="0027f7ed" officeooo:paragraph-rsid="0027f7ed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" fo:font-style="italic" officeooo:rsid="00296ef4" officeooo:paragraph-rsid="00296ef4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13d704" officeooo:paragraph-rsid="0013d70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158804" officeooo:paragraph-rsid="0015880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161034" officeooo:paragraph-rsid="0016103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169a34" officeooo:paragraph-rsid="00169a3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58804" officeooo:paragraph-rsid="00158804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61034" officeooo:paragraph-rsid="00161034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69a34" officeooo:paragraph-rsid="00169a34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20e244" officeooo:paragraph-rsid="00229bb5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20e244" officeooo:paragraph-rsid="0020e244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0e244" officeooo:paragraph-rsid="002345ae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20e244" officeooo:paragraph-rsid="0027f7ed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1d8bed" officeooo:paragraph-rsid="001b0609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296ef4" officeooo:paragraph-rsid="00296ef4"/>
    </style:style>
    <style:style style:name="T1" style:family="text">
      <style:text-properties officeooo:rsid="0013d70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9bb5" style:font-style-asian="italic" style:font-style-complex="italic"/>
    </style:style>
    <style:style style:name="T4" style:family="text">
      <style:text-properties fo:font-style="italic" officeooo:rsid="002345ae" style:font-style-asian="italic" style:font-style-complex="italic"/>
    </style:style>
    <style:style style:name="T5" style:family="text">
      <style:text-properties fo:font-style="italic" officeooo:rsid="0027f7ed" style:font-style-asian="italic" style:font-style-complex="italic"/>
    </style:style>
    <style:style style:name="T6" style:family="text">
      <style:text-properties officeooo:rsid="0027f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de Sistemas Operacionais</text:p>
      <text:p text:style-name="P1">Ger<text:span text:style-name="T1">ê</text:span>ncia de Memória</text:p>
      <text:p text:style-name="P18"/>
      <text:p text:style-name="P18"/>
      <text:p text:style-name="P7">1) Quais as funções básicas da gerência de memória?</text:p>
      <text:p text:style-name="P2"/>
      <text:p text:style-name="P4">R: Maximizar o número de processos na memória, permitir a execução de programas maiores que a memória física, compartilhamento de dados na memória e proteção da memória utilizada por processo e pelo sistema operacional.</text:p>
      <text:p text:style-name="P2"/>
      <text:p text:style-name="P2"/>
      <text:p text:style-name="P7">2) Qual a diferença entre fragmentação interna e externa da memória principal?</text:p>
      <text:p text:style-name="P2"/>
      <text:p text:style-name="P3">R: <text:span text:style-name="T2">Fragmentação interna ocorre em espaços livres e contíguos na memória principal que são pré-alocados por processos, não possibilitando, portanto, o uso por outros processos. Fragmentação externa ocorre em espaços livres e contínuos, porém tão pequenos que não possibilitam a alocação de programas por processos.</text:span></text:p>
      <text:p text:style-name="P2"/>
      <text:p text:style-name="P2"/>
      <text:p text:style-name="P8">3) Qual a limitação da alocação particionada estática absoluta em relação à alocação estática relocável?</text:p>
      <text:p text:style-name="P11"/>
      <text:p text:style-name="P14">R: <text:span text:style-name="T3">A grande diferença entre a alocação particionada estática absoluta e a alocação estática relocável é o local na memória principal onde programa é carregado. Na alocação absoluta, um programa pode apenas ser carregado a partir de um único endereço, consequentemente em uma única partição. Na alocação relocável, um programa pode ser carregado a partir de qualquer endereço ou partição.</text:span></text:p>
      <text:p text:style-name="P11"/>
      <text:p text:style-name="P11"/>
      <text:p text:style-name="P9">4) Considerando as estratégias para escolha da partição dinamicamente, conceitue as estratégias <text:span text:style-name="T2">best-fit</text:span> e <text:span text:style-name="T2">worst-fit</text:span> especificando prós e contras de cada uma.</text:p>
      <text:p text:style-name="P12"/>
      <text:p text:style-name="P17">R: <text:span text:style-name="T5">Na estratégia best-fit, a melhor partição é escolhida, ou seja, aquela em que o programa deixa o menor espaço sem utilização. Nesse algoritmo, a lista de áreas livres está ordenada por tamanho, diminuindo o tempo de busca por uma área desocupada.</text:span></text:p>
      <text:p text:style-name="P5">Uma grande desvantagem desse método é consequência do próprio algoritmo. Como é alocada a partição que deixa a menor área livre, a tendência é que cada vez mais a</text:p>
      <text:p text:style-name="P5">memória fique com pequenas áreas não contíguas, aumentando o problema da fragmentação.</text:p>
      <text:p text:style-name="P6">Na estratégia worst-fit, a pior partição é escolhida, ou seja, aquela em que o programa</text:p>
      <text:p text:style-name="P6">deixa o maior espaço sem utilização. Apesar de utilizar as maiores partições, a técnica de worst-fit deixa espaços livres maiores que permitem a um maior número de programas utilizar a memória, diminuindo o problema da fragmentação. Mas como desvantagem podemos destacar a grande quantidade processos pequenos sendo alocados em espaços livres maiores que poderiam ser utilizados por processos que realmente necessitem de espaço.</text:p>
      <text:p text:style-name="P20"/>
      <text:p text:style-name="P12"/>
      <text:p text:style-name="P10">5) O que é <text:span text:style-name="T2">swapping</text:span> e para que é utilizada esta técnica?</text:p>
      <text:p text:style-name="P13"/>
      <text:p text:style-name="P14">R: <text:span text:style-name="T3">A técnica de swapping foi introduzida para contornar o problema da insuficiência de memória principal. Essa técnica é aplicada à gerência de memória para programas que </text:span><text:soft-page-break/><text:span text:style-name="T3">esperam por memória livre para serem executados. Nesta situação, o sistema escolhe um processo residente, que é transferido da memória principal para a memória secundária (swap out), geralmente disco. Posteriormente, o processo é carregado de volta da memória secundária para a memória principal (swap in) e pode continuar sua execução como se nada tivesse ocorrido.</text:span></text:p>
      <text:p text:style-name="P13"/>
      <text:p text:style-name="P13"/>
      <text:p text:style-name="P10">6) Por que é importante o uso de um <text:span text:style-name="T2">loader</text:span> com relocação dinâmica para que a técnica de <text:span text:style-name="T2">swapping</text:span> possa ser implementada?</text:p>
      <text:p text:style-name="P13"/>
      <text:p text:style-name="P16">R: <text:span text:style-name="T4">O loader com relocação dinâmica permite que os programas possam ser retirados da memória principal para a memória secundária e trazidos novamente para a memória principal em qualquer posição.</text:span></text:p>
      <text:p text:style-name="P15"/>
      <text:p text:style-name="P13"/>
      <text:p text:style-name="P1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53:04.839000000</meta:creation-date>
    <dc:date>2014-10-03T17:14:24.894000000</dc:date>
    <meta:editing-duration>PT44M7S</meta:editing-duration>
    <meta:editing-cycles>18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18" meta:word-count="511" meta:character-count="3284" meta:non-whitespace-character-count="2791"/>
  </office:meta>
</office:document-meta>
</file>